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/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Prueba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12000.0">
            <text:p>1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0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ctuación única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2000.0">
            <text:p>12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9000.0">
            <text:p>9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0.0">
            <text:p>0.0</text:p>
          </table:table-cell>
          <table:table-cell table:style-name="ce128" office:value-type="percentage" calcext:value-type="percentage" table:number-columns-spanned="2" table:number-rows-spanned="1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    Diseño [657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3000.0">
            <text:p>300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4000.0">
            <text:p>400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    Análisis [6571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000.0">
            <text:p>30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4000.0">
            <text:p>400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12000.0">
            <text:p>1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3000.0">
            <text:p>300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9000.0">
            <text:p>9000.0</text:p>
          </table:table-cell>
          <table:table-cell table:style-name="ce111" office:value-type="currency" calcext:value-type="currency" table:number-columns-spanned="2" table:number-rows-spanned="1" office:value="3000.0">
            <text:p>3000.0</text:p>
          </table:table-cell>
          <table:covered-table-cell table:style-name="ce114"/>
          <table:table-cell table:style-name="ce111" office:value-type="currency" calcext:value-type="currency" office:value="4000.0">
            <text:p>4000.0</text:p>
          </table:table-cell>
          <table:table-cell table:style-name="ce140" office:value-type="currency" calcext:value-type="currency" office:value="7000.0">
            <text:p>700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5">
            <text:p>0.25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5">
            <text:p>0.75</text:p>
          </table:table-cell>
          <table:table-cell table:style-name="ce102" office:value-type="percentage" calcext:value-type="percentage" table:number-columns-spanned="2" table:number-rows-spanned="1" office:value="0.25">
            <text:p>0.25</text:p>
          </table:table-cell>
          <table:covered-table-cell table:style-name="ce107"/>
          <table:table-cell table:style-name="ce102" office:value-type="percentage" calcext:value-type="percentage" office:value="0.33">
            <text:p>0.33</text:p>
          </table:table-cell>
          <table:table-cell table:style-name="ce141" office:value-type="percentage" calcext:value-type="percentage" office:value="0.58">
            <text:p>0.58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13200.0">
            <text:p>13200.0</text:p>
          </table:table-cell>
          <table:covered-table-cell table:number-columns-repeated="3" table:style-name="ce118"/>
          <table:table-cell table:style-name="ce126" office:value-type="float" calcext:value-type="float" office:value="120.0">
            <text:p>12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3200.0">
            <text:p>13200.0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+Progresos+

Se han corregido 27 defectos.
Se ha mantenido la reunión de inicio del proyecto

+Incidencias+

Se ha comenzado 5 días tarde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